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Mono" svg:font-family="''Roboto Mono', monospace, ',', 'Droid Sans Mono', ',', monospace, ', monospace,', 'Droid Sans Fallback', 'font-weight: normal', 'font-size: 13px', 'line-height: 18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200a"/>
    </style:style>
    <style:style style:name="P2" style:family="paragraph" style:parent-style-name="Standard">
      <style:text-properties officeooo:rsid="00197776" officeooo:paragraph-rsid="00197776"/>
    </style:style>
    <style:style style:name="P3" style:family="paragraph" style:parent-style-name="Standard">
      <style:text-properties officeooo:paragraph-rsid="001da86d"/>
    </style:style>
    <style:style style:name="P4" style:family="paragraph" style:parent-style-name="Standard">
      <style:text-properties fo:color="#c03030" style:font-name="'Roboto Mono" fo:background-color="#fffffe"/>
    </style:style>
    <style:style style:name="P5" style:family="paragraph" style:parent-style-name="Standard">
      <style:text-properties fo:color="#c03030" style:font-name="'Roboto Mono" officeooo:paragraph-rsid="001da86d" fo:background-color="#fffffe"/>
    </style:style>
    <style:style style:name="P6" style:family="paragraph" style:parent-style-name="Standard">
      <style:text-properties officeooo:paragraph-rsid="00239c20"/>
    </style:style>
    <style:style style:name="T1" style:family="text">
      <style:text-properties officeooo:rsid="0014200a"/>
    </style:style>
    <style:style style:name="T2" style:family="text">
      <style:text-properties officeooo:rsid="00197776"/>
    </style:style>
    <style:style style:name="T3" style:family="text">
      <style:text-properties officeooo:rsid="001d8f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 detection.Field, detection.ID, detection.RA, detection.DEC, detection.FWHM, detection.FWHM_n, detection.A, detection.B, detection.ISOarea, detection.KRON_RADIUS, detection.nDet_PStotal, detection.PhotoFlagDet, u.u_PStotal, J0378.J0378_PStotal, J0395.J0395_PStotal, J0410.J0410_PStotal, J0430.J0430_PStotal, g.g_PStotal, J0515.J0515_PStotal, r.r_PStotal, J0660.J0660_PStotal, i.i_PStotal, J0861.J0861_PStotal, z.z_PStotal, u.e_u_PStotal, J0378.e_J0378_PStotal, J0395.e_J0395_PStotal, J0410.e_J0410_PStotal, J0430.e_J0430_PStotal, g.e_g_PStotal, J0515.e_J0515_PStotal, r.e_r_PStotal, J0660.e_J0660_PStotal, i.e_i_PStotal, J0861.e_J0861_PStotal, z.e_z_PStotal, u.u_iso, J0378.J0378_iso, J0395.J0395_iso, J0410.J0410_iso, J0430.J0430_iso, g.g_iso, J0515.J0515_iso, r.r_iso, J0660.J0660_iso, i.i_iso, J0861.J0861_iso, z.z_iso, u.e_u_iso, J0378.e_J0378_iso, J0395.e_J0395_iso, J0410.e_J0410_iso, J0430.e_J0430_iso, g.e_g_iso, J0515.e_J0515_iso, r.e_r_iso, J0660.e_J0660_iso, i.e_i_iso, J0861.e_J0861_iso, z.e_z_iso FROM TAP_UPLOAD.upload as tap JOIN idr3.detection_image as detection ON tap.ID= detection.ID JOIN idr3.u_band as u ON tap.ID=u.ID JOIN idr3.<text:span text:style-name="T1">j</text:span>0378_band as J0378 ON tap.ID=J0378.ID JOIN idr3.<text:span text:style-name="T1">j</text:span>0395_band as J0395 ON tap.ID=J0395.ID JOIN idr3.<text:span text:style-name="T1">j</text:span>0410_band as J0410 ON tap.ID=J0410.ID JOIN idr3.<text:span text:style-name="T1">j</text:span>0430_band as J0430 ON tap.ID=J0430.ID JOIN idr3.g_band as g ON tap.ID=g.ID JOIN idr3.<text:span text:style-name="T1">j</text:span>0515_band as J0515 ON tap.ID=J0515.ID JOIN idr3.r_band as r ON tap.ID=r.ID JOIN idr3.<text:span text:style-name="T1">j</text:span>0660_band as J0660 ON tap.ID=J0660.ID JOIN idr3.i_band as i ON tap.ID=i.ID JOIN idr3.<text:span text:style-name="T1">j</text:span>0861_band as J0861 ON tap.ID=J0861.ID JOIN idr3.z_band as z ON tap.ID=z.ID </text:p>
      <text:p text:style-name="P1"/>
      <text:p text:style-name="P1">------------------------</text:p>
      <text:p text:style-name="P1">select top 1000 det.id, det.ra, det.dec,</text:p>
      <text:p text:style-name="P1"><text:tab/><text:tab/>u.u_iso, z.z_iso, g.g_iso, r.r_iso, i.i_iso,</text:p>
      <text:p text:style-name="P1"><text:s text:c="8"/>j0378.j0378_iso, j0395.j0395_iso, j0410.j0410_iso, </text:p>
      <text:p text:style-name="P1"><text:s text:c="8"/>j0430.j0430_iso, j0515.j0515_iso, <text:s/>j0660.j0660_iso, </text:p>
      <text:p text:style-name="P1"><text:s text:c="8"/>j0861.j0861_iso from dr2.detection_image as det join</text:p>
      <text:p text:style-name="P1"><text:s text:c="8"/>dr2.g_band as g on g.id = det.id join</text:p>
      <text:p text:style-name="P1"><text:s text:c="8"/>dr2.z_band as z on z.id = det.id join</text:p>
      <text:p text:style-name="P1"><text:s text:c="8"/>dr2.r_band as r on r.id = det.id join</text:p>
      <text:p text:style-name="P1"><text:s text:c="8"/>dr2.i_band as i on i.id = det.id join</text:p>
      <text:p text:style-name="P1"><text:s text:c="8"/>dr2.u_band as u on u.id = det.id join</text:p>
      <text:p text:style-name="P1"><text:s text:c="8"/>dr2.j0378_band as j0378 on j0378.id = det.id join</text:p>
      <text:p text:style-name="P1"><text:s text:c="8"/>dr2.j0395_band as j0395 on j0395.id = det.id join</text:p>
      <text:p text:style-name="P1"><text:s text:c="8"/>dr2.j0410_band as j0410 on j0410.id = det.id join</text:p>
      <text:p text:style-name="P1"><text:s text:c="8"/>dr2.j0430_band as j0430 on j0430.id = det.id join</text:p>
      <text:p text:style-name="P1"><text:s text:c="8"/>dr2.j0515_band as j0515 on j0515.id = det.id join</text:p>
      <text:p text:style-name="P1"><text:s text:c="8"/>dr2.j0660_band as j0660 on j0660.id = det.id join</text:p>
      <text:p text:style-name="P1"><text:s text:c="8"/>dr2.j0861_band as j0861 on j0861.id = det.id WHERE r_iso &lt;= 21 AND e_r_iso &lt;= 0.2 AND e_J0660_iso &lt;= 0.2 AND e_i_iso &lt;= 0.2 AND (r_iso - J0660_iso) &gt;= 0.15*(r_iso - i_iso) - 0.4</text:p>
      <text:p text:style-name="P1">-----------------------</text:p>
      <text:p text:style-name="P1"/>
      <text:p text:style-name="P1">SPLUS-n11s29 iDR3.SPLUS-n11s29.042137 189.75209871569868 -13.198738476497494 12.787834 6.0889854 3.3907988 1.8937316 36 6.194896 12.0 3 22.127888 21.461674 20.184141 20.880413 20.968655 21.1404 20.783789 20.59105 19.929958 20.54514 20.043255 20.50766 0.4536426 0.41493815 0.21081299 0.37967435 0.39855006 0.17480953 0.2626197 0.08943548 0.05796693 0.09867105 0.13141485 0.15554355 21.554977 20.480658 19.94098 20.154697 20.768068 20.903515 20.084793 19.895536 19.634647 19.69245 19.483139 19.574205 0.31927553 0.19154465 0.1933998 0.23362939 0.39492977 0.17648834 0.17065477 0.061623704 0.055407 0.061265245 0.10942142 0.08951038 2.0 0.03 0.02 0.95</text:p>
      <text:p text:style-name="P1"/>
      <text:p text:style-name="P1"><text:soft-page-break/>SPLUS-n11s29 iDR3.SPLUS-n11s29.042137 189.7520987156987 -13.198738476497494 12.787834 36 6.194896 12.0 3 21.997227 21.331013 20.053482 20.749752 20.837994 21.009743 20.653128 20.460392 19.799297 20.414478 19.912596 20.377 0.4536426 0.41493815 0.21081299 0.37967435 0.39855006 0.17480953 0.2626197 0.08943548 0.05796693 0.09867105 0.13141485 0.15554355 0.04591399999999979 0.6610949999999995 0.13317162306937952 0.10657799987077679 0.8205721572623638 0.17942784273763623</text:p>
      <text:p text:style-name="P1"/>
      <text:p text:style-name="P1">----------------------------------------------------</text:p>
      <text:p text:style-name="P2">For raimundo</text:p>
      <text:p text:style-name="P2"/>
      <text:p text:style-name="P3"><text:span text:style-name="T2">SELECT detection.Field, detection.ID, detection.RA, detection.DEC, detection.FWHM, detection.FWHM_n, detection.A, detection.B, detection.ISOarea, detection.KRON_RADIUS, detection.</text:span>nDet_aper_3,<text:span text:style-name="T2"> detection.nDet_PStotal, </text:span><text:span text:style-name="T3">d</text:span><text:span text:style-name="T2">etection.</text:span>nDet_aper_6, <text:span text:style-name="T3">d</text:span><text:span text:style-name="T2">etection.</text:span>nDet_auto, <text:span text:style-name="T3">d</text:span><text:span text:style-name="T2">etection.</text:span>nDet_iso, <text:span text:style-name="T3">d</text:span><text:span text:style-name="T2">etection.</text:span>nDet_petro, <text:span text:style-name="T3">d</text:span><text:span text:style-name="T2">etection.</text:span>s2n_Det_aper_3, <text:span text:style-name="T3">d</text:span><text:span text:style-name="T2">etection.</text:span>s2n_Det_aper_6, <text:span text:style-name="T3">d</text:span><text:span text:style-name="T2">etection.</text:span>s2n_Det_auto, <text:span text:style-name="T3">d</text:span><text:span text:style-name="T2">etection.</text:span>s2n_Det_iso, <text:span text:style-name="T3">d</text:span><text:span text:style-name="T2">etection.</text:span>s2n_Det_petro, <text:span text:style-name="T3">d</text:span><text:span text:style-name="T2">etection.</text:span>THETA, <text:span text:style-name="T3">d</text:span><text:span text:style-name="T2">etection.X, </text:span><text:span text:style-name="T3">d</text:span><text:span text:style-name="T2">etection.Y, </text:span><text:span text:style-name="T3">d</text:span><text:span text:style-name="T2">etection.</text:span>MU_MAX, <text:span text:style-name="T2">detection.PhotoFlagDet, u.u_PStotal, J0378.J0378_PStotal, J0395.J0395_PStotal, J0410.J0410_PStotal, J0430.J0430_PStotal, g.g_PStotal, J0515.J0515_PStotal, r.r_PStotal, J0660.J0660_PStotal, i.i_PStotal, J0861.J0861_PStotal, z.z_PStotal, u.e_u_PStotal, J0378.e_J0378_PStotal, J0395.e_J0395_PStotal, J0410.e_J0410_PStotal, J0430.e_J0430_PStotal, g.e_g_PStotal, J0515.e_J0515_PStotal, r.e_r_PStotal, J0660.e_J0660_PStotal, i.e_i_PStotal, J0861.e_J0861_PStotal, z.e_z_PStotal, u.u_iso, J0378.J0378_iso, J0395.J0395_iso, J0410.J0410_iso, J0430.J0430_iso, g.g_iso, J0515.J0515_iso, r.r_iso, J0660.J0660_iso, i.i_iso, J0861.J0861_iso, z.z_iso, u.e_u_iso, J0378.e_J0378_iso, J0395.e_J0395_iso, J0410.e_J0410_iso, J0430.e_J0430_iso, g.e_g_iso, J0515.e_J0515_iso, r.e_r_iso, J0660.e_J0660_iso, i.e_i_iso, J0861.e_J0861_iso, z.e_z_iso, u.u</text:span>_auto<text:span text:style-name="T2">, J0378.J0378_auto, J0395.J0395_auto, J0410.J0410_auto, J0430.J0430_auto, g.g_auto, J0515.J0515_auto, r.r_auto, J0660.J0660_auto, i.i_auto, J0861.J0861_auto, z.z_auto, u.e_u_auto, J0378.e_J0378_auto, J0395.e_J0395_auto, J0410.e_J0410_auto, J0430.e_J0430_auto, g.e_g_auto, J0515.e_J0515_auto, r.e_r_auto, J0660.e_J0660_auto, i.e_i_auto, J0861.e_J0861_auto, z.e_z_ auto FROM TAP_UPLOAD.upload as tap JOIN idr3.detection_image as detection ON tap.ID= detection.ID JOIN idr3.u_band as u ON tap.ID=u.ID JOIN idr3.</text:span><text:span text:style-name="T1">j</text:span><text:span text:style-name="T2">0378_band as J0378 ON tap.ID=J0378.ID JOIN idr3.</text:span><text:span text:style-name="T1">j</text:span><text:span text:style-name="T2">0395_band as J0395 ON tap.ID=J0395.ID JOIN idr3.</text:span><text:span text:style-name="T1">j</text:span><text:span text:style-name="T2">0410_band as J0410 ON tap.ID=J0410.ID JOIN idr3.</text:span><text:span text:style-name="T1">j</text:span><text:span text:style-name="T2">0430_band as J0430 ON tap.ID=J0430.ID JOIN idr3.g_band as g ON tap.ID=g.ID JOIN idr3.</text:span><text:span text:style-name="T1">j</text:span><text:span text:style-name="T2">0515_band as J0515 ON tap.ID=J0515.ID JOIN idr3.r_band as r ON tap.ID=r.ID JOIN idr3.</text:span><text:span text:style-name="T1">j</text:span><text:span text:style-name="T2">0660_band as J0660 ON tap.ID=J0660.ID JOIN idr3.i_band as i ON tap.ID=i.ID JOIN idr3.</text:span><text:span text:style-name="T1">j</text:span><text:span text:style-name="T2">0861_band as J0861 ON tap.ID=J0861.ID JOIN idr3.z_band as z ON tap.ID=z.ID </text:span></text:p>
      <text:p text:style-name="P3"/>
      <text:p text:style-name="P5">SELECT det.ID, det.ra, det.dec, sgq.model_flag, sgq.PROB_STAR</text:p>
      <text:p text:style-name="P4">FROM dr2.detection_image as det</text:p>
      <text:p text:style-name="P4">JOIN dr2_vacs.star_galaxy_quasar as sgq ON (sgq.ID = det.ID)</text:p>
      <text:p text:style-name="P4">WHERE sgq.PROB_STAR&gt;0.8</text:p>
      <text:p text:style-name="P3"/>
      <text:p text:style-name="P3">--------------------------------------------------------------------------------------------------</text:p>
      <text:p text:style-name="P3">SELECT det.ID, det.ra, det.dec, det.FWHM, det.FWHM_n, det.nDet_PStotal, sgq.model_flag, sgq.PROB_STAR, sgq.PROB_QSO, sgq.PROB_GAL, det.PhotoFlagDet, u.u_PStotal, J0378.J0378_PStotal, J0395.J0395_PStotal, J0410.J0410_PStotal, J0430.J0430_PStotal, g.g_PStotal, J0515.J0515_PStotal, r.r_PStotal, J0660.J0660_PStotal, i.i_PStotal, J0861.J0861_PStotal, z.z_PStotal, u.e_u_PStotal, J0378.e_J0378_PStotal, J0395.e_J0395_PStotal, J0410.e_J0410_PStotal, J0430.e_J0430_PStotal, g.e_g_PStotal, J0515.e_J0515_PStotal, r.e_r_PStotal, J0660.e_J0660_PStotal, i.e_i_PStotal, J0861.e_J0861_PStotal, z.e_z_PStotal FROM "idr3"."detection_image" as det JOIN "idr3_vacs"."star_galaxy_quasar" as sgq ON (sgq.ID = <text:soft-page-break/>det.ID) join idr3.g_band as g on g.id = det.id join idr3.z_band as z on z.id = det.id join idr3.r_band as r on r.id = det.id join idr3.i_band as i on i.id = det.id join idr3.u_band as u on u.id = det.id join idr3.j0378_band as j0378 on j0378.id = det.id join idr3.j0395_band as j0395 on j0395.id = det.id join idr3.j0410_band as j0410 on j0410.id = det.id join idr3.j0430_band as j0430 on j0430.id = det.id join idr3.j0515_band as j0515 on j0515.id = det.id join idr3.j0660_band as j0660 on j0660.id = det.id join idr3.j0861_band as j0861 on j0861.id = det.id WHERE "CLASS" = 1 AND "r_PStotal" &lt; 16</text:p>
      <text:p text:style-name="P3">---------------------------------------------------------------</text:p>
      <text:p text:style-name="P6">SELECT det.ID, det.ra, det.dec, det.FWHM, det.FWHM_n, det.nDet_PStotal, sgq.model_flag, sgq.PROB_STAR, sgq.PROB_QSO, sgq.PROB_GAL, det.PhotoFlagDet FROM "idr3"."detection_image" as det JOIN "idr3_vacs"."star_galaxy_quasar" as sgq ON (sgq.ID = det.ID) join idr3.r_band as r on r.id = det.id WHERE "CLASS" = 1 AND "r_PStotal" &lt; 16</text:p>
      <text:p text:style-name="P6"/>
      <text:p text:style-name="P6">--------------------------------------------------------------</text:p>
      <text:p text:style-name="P6">SELECT det.ID, det.ra, det.dec, det.FWHM, det.FWHM_n, det.nDet_PStotal, sgq.model_flag, sgq.PROB_STAR, sgq.PROB_QSO, sgq.PROB_GAL, det.PhotoFlagDet, u.u_PStotal, J0378.J0378_PStotal, J0395.J0395_PStotal, J0410.J0410_PStotal, J0430.J0430_PStotal, g.g_PStotal, J0515.J0515_PStotal, r.r_PStotal, J0660.J0660_PStotal, i.i_PStotal, J0861.J0861_PStotal, z.z_PStotal, u.e_u_PStotal, J0378.e_J0378_PStotal, J0395.e_J0395_PStotal, J0410.e_J0410_PStotal, J0430.e_J0430_PStotal, g.e_g_PStotal, J0515.e_J0515_PStotal, r.e_r_PStotal, J0660.e_J0660_PStotal, i.e_i_PStotal, J0861.e_J0861_PStotal, z.e_z_PStotal FROM "idr3"."detection_image" as det JOIN "idr3_vacs"."star_galaxy_quasar" as sgq ON (sgq.ID = det.ID) join idr3.g_band as g on g.id = det.id join idr3.z_band as z on z.id = det.id join idr3.r_band as r on r.id = det.id join idr3.i_band as i on i.id = det.id join idr3.u_band as u on u.id = det.id join idr3.j0378_band as j0378 on j0378.id = det.id join idr3.j0395_band as j0395 on j0395.id = det.id join idr3.j0410_band as j0410 on j0410.id = det.id join idr3.j0430_band as j0430 on j0430.id = det.id join idr3.j0515_band as j0515 on j0515.id = det.id join idr3.j0660_band as j0660 on j0660.id = det.id join idr3.j0861_band as j0861 on j0861.id = det.id WHERE "CLASS" = 1 AND "r_PStotal" &gt;= 16 AND "r_PStotal" &lt; 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Mono" svg:font-family="''Roboto Mono', monospace, ',', 'Droid Sans Mono', ',', monospace, ', monospace,', 'Droid Sans Fallback', 'font-weight: normal', 'font-size: 13px', 'line-height: 18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7:25:58.631188159</meta:creation-date>
    <dc:date>2021-06-18T18:24:12.570861289</dc:date>
    <meta:editing-duration>P1DT5H37M24S</meta:editing-duration>
    <meta:editing-cycles>13</meta:editing-cycles>
    <meta:generator>LibreOffice/6.4.7.2$Linux_X86_64 LibreOffice_project/40$Build-2</meta:generator>
    <meta:document-statistic meta:table-count="0" meta:image-count="0" meta:object-count="0" meta:page-count="3" meta:paragraph-count="35" meta:word-count="950" meta:character-count="9516" meta:non-whitespace-character-count="8474"/>
  </office:meta>
</office:document-meta>
</file>